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005159" calcext:value-type="float">
            <text:p>0,005159</text:p>
          </table:table-cell>
          <table:table-cell/>
          <table:table-cell table:formula="of:=[.B1]" office:value-type="float" office:value="0.005159" calcext:value-type="float">
            <text:p>0,005159</text:p>
          </table:table-cell>
          <table:table-cell table:formula="of:=[.B2]" office:value-type="float" office:value="0.000303" calcext:value-type="float">
            <text:p>0,000303</text:p>
          </table:table-cell>
          <table:table-cell table:formula="of:=[.B3]" office:value-type="float" office:value="0.005476" calcext:value-type="float">
            <text:p>0,00547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03" calcext:value-type="float">
            <text:p>0,000303</text:p>
          </table:table-cell>
          <table:table-cell/>
          <table:table-cell table:formula="of:=[.B5]" office:value-type="float" office:value="0.00567" calcext:value-type="float">
            <text:p>0,00567</text:p>
          </table:table-cell>
          <table:table-cell table:formula="of:=[.B6]" office:value-type="float" office:value="0.000173" calcext:value-type="float">
            <text:p>0,000173</text:p>
          </table:table-cell>
          <table:table-cell table:formula="of:=[.B7]" office:value-type="float" office:value="0.005852" calcext:value-type="float">
            <text:p>0,00585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5476" calcext:value-type="float">
            <text:p>0,005476</text:p>
          </table:table-cell>
          <table:table-cell/>
          <table:table-cell table:formula="of:=[.B9]" office:value-type="float" office:value="0.005322" calcext:value-type="float">
            <text:p>0,005322</text:p>
          </table:table-cell>
          <table:table-cell table:formula="of:=[.B10]" office:value-type="float" office:value="0.000329" calcext:value-type="float">
            <text:p>0,000329</text:p>
          </table:table-cell>
          <table:table-cell table:formula="of:=[.B11]" office:value-type="float" office:value="0.005663" calcext:value-type="float">
            <text:p>0,005663</text:p>
          </table:table-cell>
        </table:table-row>
        <table:table-row table:style-name="ro1">
          <table:table-cell table:number-columns-repeated="3"/>
          <table:table-cell table:formula="of:=[.B13]" office:value-type="float" office:value="0.008761" calcext:value-type="float">
            <text:p>0,008761</text:p>
          </table:table-cell>
          <table:table-cell table:formula="of:=[.B14]" office:value-type="float" office:value="0.000213" calcext:value-type="float">
            <text:p>0,000213</text:p>
          </table:table-cell>
          <table:table-cell table:formula="of:=[.B15]" office:value-type="float" office:value="0.008984" calcext:value-type="float">
            <text:p>0,008984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567" calcext:value-type="float">
            <text:p>0,00567</text:p>
          </table:table-cell>
          <table:table-cell/>
          <table:table-cell table:formula="of:=[.B17]" office:value-type="float" office:value="0.005876" calcext:value-type="float">
            <text:p>0,005876</text:p>
          </table:table-cell>
          <table:table-cell table:formula="of:=[.B18]" office:value-type="float" office:value="0.000465" calcext:value-type="float">
            <text:p>0,000465</text:p>
          </table:table-cell>
          <table:table-cell table:formula="of:=[.B19]" office:value-type="float" office:value="0.006354" calcext:value-type="float">
            <text:p>0,006354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73" calcext:value-type="float">
            <text:p>0,000173</text:p>
          </table:table-cell>
          <table:table-cell/>
          <table:table-cell table:formula="of:=[.B21]" office:value-type="float" office:value="0.004382" calcext:value-type="float">
            <text:p>0,004382</text:p>
          </table:table-cell>
          <table:table-cell table:formula="of:=[.B22]" office:value-type="float" office:value="0.000304" calcext:value-type="float">
            <text:p>0,000304</text:p>
          </table:table-cell>
          <table:table-cell table:formula="of:=[.B23]" office:value-type="float" office:value="0.004698" calcext:value-type="float">
            <text:p>0,00469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5852" calcext:value-type="float">
            <text:p>0,005852</text:p>
          </table:table-cell>
          <table:table-cell/>
          <table:table-cell table:formula="of:=[.B25]" office:value-type="float" office:value="0.007798" calcext:value-type="float">
            <text:p>0,007798</text:p>
          </table:table-cell>
          <table:table-cell table:formula="of:=[.B26]" office:value-type="float" office:value="0.000199" calcext:value-type="float">
            <text:p>0,000199</text:p>
          </table:table-cell>
          <table:table-cell table:formula="of:=[.B27]" office:value-type="float" office:value="0.008008" calcext:value-type="float">
            <text:p>0,008008</text:p>
          </table:table-cell>
        </table:table-row>
        <table:table-row table:style-name="ro1">
          <table:table-cell table:number-columns-repeated="3"/>
          <table:table-cell table:formula="of:=[.B29]" office:value-type="float" office:value="0.007129" calcext:value-type="float">
            <text:p>0,007129</text:p>
          </table:table-cell>
          <table:table-cell table:formula="of:=[.B30]" office:value-type="float" office:value="0.000211" calcext:value-type="float">
            <text:p>0,000211</text:p>
          </table:table-cell>
          <table:table-cell table:formula="of:=[.B31]" office:value-type="float" office:value="0.007351" calcext:value-type="float">
            <text:p>0,007351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5322" calcext:value-type="float">
            <text:p>0,005322</text:p>
          </table:table-cell>
          <table:table-cell/>
          <table:table-cell table:formula="of:=[.B33]" office:value-type="float" office:value="0.007528" calcext:value-type="float">
            <text:p>0,007528</text:p>
          </table:table-cell>
          <table:table-cell table:formula="of:=[.B34]" office:value-type="float" office:value="0.000249" calcext:value-type="float">
            <text:p>0,000249</text:p>
          </table:table-cell>
          <table:table-cell table:formula="of:=[.B35]" office:value-type="float" office:value="0.007914" calcext:value-type="float">
            <text:p>0,007914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29" calcext:value-type="float">
            <text:p>0,000329</text:p>
          </table:table-cell>
          <table:table-cell/>
          <table:table-cell table:formula="of:=[.B37]" office:value-type="float" office:value="0.004358" calcext:value-type="float">
            <text:p>0,004358</text:p>
          </table:table-cell>
          <table:table-cell table:formula="of:=[.B38]" office:value-type="float" office:value="0.000217" calcext:value-type="float">
            <text:p>0,000217</text:p>
          </table:table-cell>
          <table:table-cell table:formula="of:=[.B39]" office:value-type="float" office:value="0.004587" calcext:value-type="float">
            <text:p>0,00458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5663" calcext:value-type="float">
            <text:p>0,005663</text:p>
          </table:table-cell>
          <table:table-cell/>
          <table:table-cell table:formula="of:=[.B41]" office:value-type="float" office:value="0.006678" calcext:value-type="float">
            <text:p>0,006678</text:p>
          </table:table-cell>
          <table:table-cell table:formula="of:=[.B42]" office:value-type="float" office:value="0.000196" calcext:value-type="float">
            <text:p>0,000196</text:p>
          </table:table-cell>
          <table:table-cell table:formula="of:=[.B43]" office:value-type="float" office:value="0.006886" calcext:value-type="float">
            <text:p>0,00688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8761" calcext:value-type="float">
            <text:p>0,008761</text:p>
          </table:table-cell>
          <table:table-cell/>
          <table:table-cell table:formula="of:=SMALL([.D$1:.D$11];1)" office:value-type="float" office:value="0.004358" calcext:value-type="float">
            <text:p>0,004358</text:p>
          </table:table-cell>
          <table:table-cell table:formula="of:=SMALL([.E$1:.E$11];1)" office:value-type="float" office:value="0.000173" calcext:value-type="float">
            <text:p>0,000173</text:p>
          </table:table-cell>
          <table:table-cell table:formula="of:=SMALL([.F$1:.F$11];1)" office:value-type="float" office:value="0.004587" calcext:value-type="float">
            <text:p>0,00458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13" calcext:value-type="float">
            <text:p>0,000213</text:p>
          </table:table-cell>
          <table:table-cell/>
          <table:table-cell table:formula="of:=SMALL([.D$1:.D$11];2)" office:value-type="float" office:value="0.004382" calcext:value-type="float">
            <text:p>0,004382</text:p>
          </table:table-cell>
          <table:table-cell table:formula="of:=SMALL([.E$1:.E$11];2)" office:value-type="float" office:value="0.000196" calcext:value-type="float">
            <text:p>0,000196</text:p>
          </table:table-cell>
          <table:table-cell table:formula="of:=SMALL([.F$1:.F$11];2)" office:value-type="float" office:value="0.004698" calcext:value-type="float">
            <text:p>0,00469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8984" calcext:value-type="float">
            <text:p>0,008984</text:p>
          </table:table-cell>
          <table:table-cell/>
          <table:table-cell table:formula="of:=SMALL([.D$1:.D$11];3)" office:value-type="float" office:value="0.005159" calcext:value-type="float">
            <text:p>0,005159</text:p>
          </table:table-cell>
          <table:table-cell table:formula="of:=SMALL([.E$1:.E$11];3)" office:value-type="float" office:value="0.000199" calcext:value-type="float">
            <text:p>0,000199</text:p>
          </table:table-cell>
          <table:table-cell table:formula="of:=SMALL([.F$1:.F$11];3)" office:value-type="float" office:value="0.005476" calcext:value-type="float">
            <text:p>0,005476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005322" calcext:value-type="float">
            <text:p>0,005322</text:p>
          </table:table-cell>
          <table:table-cell table:formula="of:=SMALL([.E$1:.E$11];4)" office:value-type="float" office:value="0.000211" calcext:value-type="float">
            <text:p>0,000211</text:p>
          </table:table-cell>
          <table:table-cell table:formula="of:=SMALL([.F$1:.F$11];4)" office:value-type="float" office:value="0.005663" calcext:value-type="float">
            <text:p>0,005663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5876" calcext:value-type="float">
            <text:p>0,005876</text:p>
          </table:table-cell>
          <table:table-cell/>
          <table:table-cell table:formula="of:=SMALL([.D$1:.D$11];5)" office:value-type="float" office:value="0.00567" calcext:value-type="float">
            <text:p>0,00567</text:p>
          </table:table-cell>
          <table:table-cell table:formula="of:=SMALL([.E$1:.E$11];5)" office:value-type="float" office:value="0.000213" calcext:value-type="float">
            <text:p>0,000213</text:p>
          </table:table-cell>
          <table:table-cell table:formula="of:=SMALL([.F$1:.F$11];5)" office:value-type="float" office:value="0.005852" calcext:value-type="float">
            <text:p>0,00585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65" calcext:value-type="float">
            <text:p>0,000465</text:p>
          </table:table-cell>
          <table:table-cell/>
          <table:table-cell table:formula="of:=AVERAGE([.D13:.D17])" office:value-type="float" office:value="0.0049782" calcext:value-type="float">
            <text:p>0,0049782</text:p>
          </table:table-cell>
          <table:table-cell table:formula="of:=AVERAGE([.E13:.E17])" office:value-type="float" office:value="0.0001984" calcext:value-type="float">
            <text:p>0,0001984</text:p>
          </table:table-cell>
          <table:table-cell table:formula="of:=AVERAGE([.F13:.F17])" office:value-type="float" office:value="0.0052552" calcext:value-type="float">
            <text:p>0,005255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6354" calcext:value-type="float">
            <text:p>0,00635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4382" calcext:value-type="float">
            <text:p>0,004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04" calcext:value-type="float">
            <text:p>0,000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698" calcext:value-type="float">
            <text:p>0,00469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798" calcext:value-type="float">
            <text:p>0,007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9" calcext:value-type="float">
            <text:p>0,000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8008" calcext:value-type="float">
            <text:p>0,00800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129" calcext:value-type="float">
            <text:p>0,007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11" calcext:value-type="float">
            <text:p>0,000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7351" calcext:value-type="float">
            <text:p>0,00735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528" calcext:value-type="float">
            <text:p>0,007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49" calcext:value-type="float">
            <text:p>0,000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7914" calcext:value-type="float">
            <text:p>0,00791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4358" calcext:value-type="float">
            <text:p>0,004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17" calcext:value-type="float">
            <text:p>0,000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587" calcext:value-type="float">
            <text:p>0,00458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6678" calcext:value-type="float">
            <text:p>0,006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6" calcext:value-type="float">
            <text:p>0,000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6886" calcext:value-type="float">
            <text:p>0,00688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78" calcext:value-type="float">
            <text:p>0,00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7" calcext:value-type="float">
            <text:p>0,000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7999" calcext:value-type="float">
            <text:p>0,00799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1535" calcext:value-type="float">
            <text:p>0,011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48" calcext:value-type="float">
            <text:p>0,000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1795" calcext:value-type="float">
            <text:p>0,01179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5115" calcext:value-type="float">
            <text:p>0,005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536" calcext:value-type="float">
            <text:p>0,00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5663" calcext:value-type="float">
            <text:p>0,00566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0539" calcext:value-type="float">
            <text:p>0,010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7" calcext:value-type="float">
            <text:p>0,000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0746" calcext:value-type="float">
            <text:p>0,010746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00703364285714286" calcext:value-type="float">
            <text:p>0,007033642857143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267428571428571" calcext:value-type="float">
            <text:p>0,000267428571429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00732142857142857" calcext:value-type="float">
            <text:p>0,0073214285714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6:06.6017308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6:09.209808864</dc:date>
    <meta:editing-duration>PT17M20S</meta:editing-duration>
    <meta:editing-cycles>19</meta:editing-cycles>
    <meta:generator>LibreOffice/6.2.5.2$Linux_X86_64 LibreOffice_project/20$Build-2</meta:generator>
    <meta:document-statistic meta:table-count="1" meta:cell-count="144" meta:object-count="0"/>
  </office:meta>
</office:document-meta>
</file>